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language="cs" fo:country="CZ" officeooo:rsid="000740a6" officeooo:paragraph-rsid="000740a6" style:script-type="latin"/>
    </style:style>
    <style:style style:name="P2" style:family="paragraph" style:parent-style-name="Text_20_body">
      <style:paragraph-properties fo:text-align="center" style:justify-single-word="false"/>
      <style:text-properties fo:language="cs" fo:country="CZ" officeooo:rsid="000740a6" officeooo:paragraph-rsid="000740a6" style:script-type="latin"/>
    </style:style>
    <style:style style:name="P3" style:family="paragraph" style:parent-style-name="Standard">
      <style:text-properties fo:language="cs" fo:country="CZ" fo:font-weight="bold" officeooo:paragraph-rsid="000e2fc1" style:font-weight-asian="bold" style:font-weight-complex="bold" style:script-type="latin"/>
    </style:style>
    <style:style style:name="P4" style:family="paragraph" style:parent-style-name="Standard">
      <style:text-properties fo:language="cs" fo:country="CZ" officeooo:paragraph-rsid="000e2fc1" style:script-type="latin"/>
    </style:style>
    <style:style style:name="P5" style:family="paragraph" style:parent-style-name="Text_20_body">
      <style:text-properties fo:language="cs" fo:country="CZ" officeooo:paragraph-rsid="000740a6" style:script-type="latin"/>
    </style:style>
    <style:style style:name="P6" style:family="paragraph" style:parent-style-name="Text_20_body">
      <style:text-properties fo:language="cs" fo:country="CZ" fo:font-weight="bold" officeooo:rsid="000740a6" officeooo:paragraph-rsid="000e2fc1" style:font-weight-asian="bold" style:font-weight-complex="bold" style:script-type="latin"/>
    </style:style>
    <style:style style:name="P7" style:family="paragraph" style:parent-style-name="Text_20_body">
      <style:text-properties fo:language="cs" fo:country="CZ" officeooo:rsid="000740a6" officeooo:paragraph-rsid="000e2fc1" style:script-type="latin"/>
    </style:style>
    <style:style style:name="P8" style:family="paragraph" style:parent-style-name="Text_20_body">
      <style:text-properties fo:language="cs" fo:country="CZ" fo:font-weight="bold" officeooo:rsid="000e6ee1" officeooo:paragraph-rsid="000e6ee1" style:font-weight-asian="bold" style:font-weight-complex="bold" style:script-type="latin"/>
    </style:style>
    <style:style style:name="P9" style:family="paragraph" style:parent-style-name="Text_20_body">
      <style:text-properties fo:language="cs" fo:country="CZ" fo:font-weight="normal" officeooo:rsid="000e6ee1" officeooo:paragraph-rsid="000e6ee1" style:font-weight-asian="normal" style:font-weight-complex="normal" style:script-type="latin"/>
    </style:style>
    <style:style style:name="P10" style:family="paragraph" style:parent-style-name="Text_20_body">
      <style:text-properties fo:language="cs" fo:country="CZ" officeooo:rsid="000740a6" officeooo:paragraph-rsid="000740a6" style:script-type="latin"/>
    </style:style>
    <style:style style:name="P11" style:family="paragraph" style:parent-style-name="Text_20_body">
      <style:text-properties fo:language="cs" fo:country="CZ" officeooo:rsid="00090c65" officeooo:paragraph-rsid="00090c65" style:script-type="latin"/>
    </style:style>
    <style:style style:name="T1" style:family="text">
      <style:text-properties officeooo:rsid="000740a6"/>
    </style:style>
    <style:style style:name="T2" style:family="text">
      <style:text-properties officeooo:rsid="00074416"/>
    </style:style>
    <style:style style:name="T3" style:family="text">
      <style:text-properties officeooo:rsid="000ad3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kt kebab</text:h>
      <text:p text:style-name="P2">Zadávající: Ing. Lucie Zachovalová</text:p>
      <text:p text:style-name="P2">Vykonavatelé: ST.1 – Kebabos s.r.o</text:p>
      <text:p text:style-name="P3">Popis projektu:</text:p>
      <text:p text:style-name="P4">Hodnocení <text:span text:style-name="T1">atypických</text:span> kebabáren, <text:span text:style-name="T2">a sezbírání dat, popsat zážitek, energii z místa a obsluhy a prezentace dat na </text:span><text:a xlink:type="simple" xlink:href="https://vecernicek.eu/" text:style-name="Internet_20_link" text:visited-style-name="Visited_20_Internet_20_Link"><text:span text:style-name="T2">webové stránce</text:span></text:a><text:span text:style-name="T2"> </text:span></text:p>
      <text:p text:style-name="P5"/>
      <text:p text:style-name="P6">Cíl projektu:</text:p>
      <text:p text:style-name="P7">Objevení nejlepších atypických kebabů v praze</text:p>
      <text:p text:style-name="P7"/>
      <text:p text:style-name="P8">Zpracování projektu:</text:p>
      <text:p text:style-name="P9">Zpracování obsahu bude na webové stránce ve formě blogu </text:p>
      <text:p text:style-name="P10"/>
      <text:p text:style-name="P10"/>
      <text:p text:style-name="P10"/>
      <text:p text:style-name="P11">Kontakt:</text:p>
      <text:p text:style-name="P11">Daniel Mandinec <text:span text:style-name="T3">(Autor a správce webových stránek)</text:span>: xxx xxx xxx</text:p>
      <text:p text:style-name="P11">Jan Hrubeš <text:span text:style-name="T3">(Organizátor)</text:span>: xxx xxx xxx</text:p>
      <text:p text:style-name="P11">Antonín Pivoňka <text:span text:style-name="T3">(Písař)</text:span>: xxx xxx xxx</text:p>
      <text:p text:style-name="P11">Ondřej Douša <text:span text:style-name="T3">(Datový analytik)</text:span>: xxx xxx xxx</text:p>
      <text:p text:style-name="P11">Jiří Šedivý <text:span text:style-name="T3">(Mecenáš)</text:span>: xxx xxx xx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1T09:58:30.972649000</meta:creation-date>
    <dc:date>2026-03-11T10:48:51.793870000</dc:date>
    <meta:editing-duration>PT24M14S</meta:editing-duration>
    <meta:editing-cycles>5</meta:editing-cycles>
    <meta:generator>LibreOffice/26.2.0.3$MacOSX_AARCH64 LibreOffice_project/afbbd0df0edb6d40b450b0337ac646b0913a760c</meta:generator>
    <meta:document-statistic meta:table-count="0" meta:image-count="0" meta:object-count="0" meta:page-count="1" meta:paragraph-count="15" meta:word-count="86" meta:character-count="577" meta:non-whitespace-character-count="503"/>
  </office:meta>
</office:document-meta>
</file>